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72.368cm" style:use-optimal-column-width="false"/>
    </style:style>
    <style:style style:name="co2" style:family="table-column">
      <style:table-column-properties style:column-width="65.049cm" style:use-optimal-column-width="false"/>
    </style:style>
    <style:style style:name="ro1" style:family="table-row">
      <style:table-row-properties style:row-height="20.889cm" style:use-optimal-row-height="false"/>
    </style:style>
    <style:style style:name="ce1" style:family="table-cell">
      <loext:graphic-properties draw:textarea-vertical-align="middle" fo:padding-top="1.27cm" fo:padding-bottom="0.635cm" fo:padding-left="0.635cm" fo:padding-right="0.635cm" style:writing-mode="rl-tb"/>
      <style:paragraph-properties fo:margin-left="1.499cm" fo:margin-right="1.499cm" fo:margin-top="1.499cm" fo:margin-bottom="1.499cm" fo:text-align="justify" fo:text-indent="0cm" fo:border="2.55pt solid #000000" style:text-autospace="none"/>
      <style:text-properties style:font-name="Alvi Nastaleeq" fo:font-size="200pt" style:font-size-asian="200pt" style:font-name-complex="Alvi Nastaleeq" style:font-size-complex="200pt"/>
    </style:style>
    <style:style style:name="P1" style:family="paragraph">
      <style:paragraph-properties fo:margin-left="1.499cm" fo:margin-right="1.499cm" fo:margin-top="1.499cm" fo:margin-bottom="1.499cm" fo:text-align="justify" fo:text-indent="0cm" style:text-autospace="none" style:writing-mode="rl-tb"/>
      <style:text-properties style:font-name="Alvi Nastaleeq" fo:font-size="200pt" style:font-size-asian="200pt" style:font-name-complex="Alvi Nastaleeq" style:font-size-complex="200pt"/>
    </style:style>
    <style:style style:name="T1" style:family="text">
      <style:text-properties fo:font-size="2pt" style:font-size-asian="2pt" style:font-size-complex="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37.416cm" svg:height="83.555cm" svg:x="0cm" svg:y="0cm">
          <table:table table:template-name="black-gray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جب مصطفی ملے تو خدا کا پتا ملا<text:line-break/>پھر ساری کائنات کا پردہ اُٹھا ملا<text:span text:style-name="T1"><text:line-break/></text:span><text:span text:style-name="T1"/></text:p>
              </table:table-cell>
              <table:table-cell>
                <text:p text:style-name="P1">نازاں ہیں ہم کہ ہم کو درِ مرتضیٰ ملا<text:line-break/>یہ در ہمیں ملا تو درِ مرتضیٰ ملا<text:span text:style-name="T1"><text:line-break/></text:span><text:span text:style-name="T1"/></text:p>
              </table:table-cell>
            </table:table-row>
            <table:table-row table:style-name="ro1" table:default-cell-style-name="ce1">
              <table:table-cell>
                <text:p text:style-name="P1">چھیڑا جہاں علیؑ کی ولایت کا تذکرہ<text:line-break/>مرجھا گیا کوئی، کوئی چہرہ کھلا ملا<text:span text:style-name="T1"><text:line-break/></text:span><text:span text:style-name="T1"/></text:p>
              </table:table-cell>
              <table:table-cell>
                <text:p text:style-name="P1">عالَم تمام بول رہا تھا علیؑ علیؑ<text:line-break/>میں بھی صدائیں دیتا ہوا اُن سے جا ملا<text:span text:style-name="T1"><text:line-break/></text:span><text:span text:style-name="T1"/></text:p>
              </table:table-cell>
            </table:table-row>
            <table:table-row table:style-name="ro1" table:default-cell-style-name="ce1">
              <table:table-cell>
                <text:p text:style-name="P1">لاکھوں ہزاروں سال کے سجدے ہَوا ہُوئے<text:line-break/>ابلیس کو بتاؤ تو سجدوں سے کیا ملا<text:span text:style-name="T1"><text:line-break/></text:span><text:span text:style-name="T1"/></text:p>
              </table:table-cell>
              <table:table-cell>
                <text:p text:style-name="P1">سجدہ فروعِ دین ہے، شبیرؑ اصلِ دین<text:line-break/>شبیرؑ مل گئے جسے اس کو خدا ملا<text:span text:style-name="T1"><text:line-break/></text:span><text:span text:style-name="T1"/></text:p>
              </table:table-cell>
            </table:table-row>
            <table:table-row table:style-name="ro1" table:default-cell-style-name="ce1">
              <table:table-cell>
                <text:p text:style-name="P1">ہمت ہے شرط، ایک قدم کا ہے فاصلہ<text:line-break/>جنت سے کربلا کا ہے رستہ ملا ملا<text:span text:style-name="T1"><text:line-break/></text:span><text:span text:style-name="T1"/></text:p>
              </table:table-cell>
              <table:table-cell>
                <text:p text:style-name="P1">دنیا کی چاہ میں ہوئی دنیا بھی اس کی غیر<text:line-break/>حیدرؑ کی دشمنی میں بھلا اس کو کیا ملا<text:span text:style-name="T1"><text:line-break/></text:span><text:span text:style-name="T1"/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137.414cm" fo:page-height="83.56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1-22T16:59:22.273122900</meta:creation-date>
    <dc:date>2026-01-27T17:20:01.451665500</dc:date>
    <meta:editing-duration>PT1M44S</meta:editing-duration>
    <meta:editing-cycles>2</meta:editing-cycles>
    <meta:generator>LibreOffice/25.8.4.2$Windows_X86_64 LibreOffice_project/290daaa01b999472f0c7a3890eb6a550fd74c6df</meta:generator>
    <meta:document-statistic meta:object-count="1"/>
  </office:meta>
</office:document-meta>
</file>